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12]-[.F12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2])" office:value-type="float" office:value="250" calcext:value-type="float">
            <text:p>25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8.5528102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8.553911859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6-27">00/00/0000</text:date><text:s/>- <text:time style:data-style-name="N2" text:time-value="10:21:38.555233418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6-27">00/00/0000</text:date></text:span><text:span text:style-name="MT6"><text:s/>- </text:span><text:span text:style-name="MT6"><text:time style:data-style-name="N2" text:time-value="10:21:38.555889557">00:00:00</text:time></text:span><text:span text:style-name="MT6"><text:time style:data-style-name="N2" text:time-value="10:21:38.555931919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6-27T10:21:38.905645758</dc:date>
    <meta:print-date>2019-10-14T10:49:27.149000000</meta:print-date>
    <dc:language>pt-PT</dc:language>
    <meta:editing-cycles>671</meta:editing-cycles>
    <meta:editing-duration>PT9H14M24S</meta:editing-duration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